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text-properties fo:color="#000000"/>
    </style:style>
    <style:style style:name="ce3" style:family="table-cell" style:parent-style-name="Default" style:data-style-name="N0">
      <style:table-cell-properties style:vertical-align="automatic" fo:wrap-option="wrap"/>
      <style:text-properties fo:color="#000000"/>
    </style:style>
    <style:style style:name="ce4" style:family="table-cell" style:parent-style-name="Default" style:data-style-name="N0">
      <style:table-cell-properties style:vertical-align="automatic" fo:wrap-option="wrap"/>
      <style:text-properties fo:color="#000000"/>
    </style:style>
    <style:style style:name="ce5" style:family="table-cell" style:parent-style-name="Default" style:data-style-name="N36">
      <style:table-cell-properties style:vertical-align="automatic"/>
      <style:text-properties fo:color="#000000"/>
    </style:style>
    <style:style style:name="co1" style:family="table-column">
      <style:table-column-properties fo:break-before="auto" style:column-width="12.1179166666667cm"/>
    </style:style>
    <style:style style:name="co2" style:family="table-column">
      <style:table-column-properties fo:break-before="auto" style:column-width="2.67229166666667cm"/>
    </style:style>
    <style:style style:name="co3" style:family="table-column">
      <style:table-column-properties fo:break-before="auto" style:column-width="23.3627083333333cm"/>
    </style:style>
    <style:style style:name="co4" style:family="table-column">
      <style:table-column-properties fo:break-before="auto" style:column-width="4.81541666666667cm"/>
    </style:style>
    <style:style style:name="co5" style:family="table-column">
      <style:table-column-properties fo:break-before="auto" style:column-width="6.61458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51pt" style:use-optimal-row-height="true" fo:break-before="auto"/>
    </style:style>
    <style:style style:name="ro5" style:family="table-row">
      <style:table-row-properties style:row-height="89.25pt" style:use-optimal-row-height="true" fo:break-before="auto"/>
    </style:style>
    <style:style style:name="ro6" style:family="table-row">
      <style:table-row-properties style:row-height="25.5pt" style:use-optimal-row-height="true" fo:break-before="auto"/>
    </style:style>
    <style:style style:name="ro7" style:family="table-row">
      <style:table-row-properties style:row-height="12.75pt" style:use-optimal-row-height="true" fo:break-before="auto"/>
    </style:style>
    <style:style style:name="ta1" style:family="table" style:master-page-name="mp1">
      <style:table-properties table:display="true" style:writing-mode="lr-tb"/>
    </style:style>
    <style:style style:name="ce6" style:family="table-cell" style:parent-style-name="Default" style:data-style-name="N0">
      <style:table-cell-properties style:vertical-align="automatic" fo:wrap-option="wrap"/>
      <style:text-properties fo:color="#000000"/>
      <style:map style:condition="of:is-true-formula(LEN(TRIM([.C2]))&gt;0)" style:apply-style-name="cf1" style:base-cell-address="products.C2"/>
    </style:style>
    <style:style style:name="ce7" style:family="table-cell" style:parent-style-name="Default" style:data-style-name="N0">
      <style:table-cell-properties style:vertical-align="automatic" fo:wrap-option="wrap"/>
      <style:text-properties fo:color="#000000"/>
      <style:map style:condition="of:is-true-formula(LEN(TRIM([.C2]))&gt;0)" style:apply-style-name="cf1" style:base-cell-address="products.C2"/>
    </style:style>
  </office:automatic-styles>
  <office:body>
    <office:spreadsheet>
      <table:calculation-settings table:case-sensitive="false" table:search-criteria-must-apply-to-whole-cell="true" table:use-wildcards="true" table:use-regular-expressions="false" table:automatic-find-labels="false"/>
      <table:table table:name="product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6376" table:default-cell-style-name="ce1"/>
        <table:table-row table:style-name="ro1">
          <table:table-cell office:value-type="string" table:style-name="ce1">
            <text:p>name</text:p>
          </table:table-cell>
          <table:table-cell office:value-type="string" table:style-name="ce1">
            <text:p>price</text:p>
          </table:table-cell>
          <table:table-cell office:value-type="string" table:style-name="ce1">
            <text:p>about</text:p>
          </table:table-cell>
          <table:table-cell office:value-type="string" table:style-name="ce1">
            <text:p>size</text:p>
          </table:table-cell>
          <table:table-cell office:value-type="string" table:style-name="ce1">
            <text:p>designer</text:p>
          </table:table-cell>
          <table:table-cell office:value-type="string" table:style-name="ce1">
            <text:p>designer_email</text:p>
          </table:table-cell>
          <table:table-cell office:value-type="string" table:style-name="ce1">
            <text:p>designer_ph_num</text:p>
          </table:table-cell>
          <table:table-cell office:value-type="string" table:style-name="ce1">
            <text:p>img_location</text:p>
          </table:table-cell>
          <table:table-cell table:number-columns-repeated="16376"/>
        </table:table-row>
        <table:table-row table:style-name="ro2">
          <table:table-cell office:value-type="string" table:style-name="ce2">
            <text:p>Awesome Kid Yellow Banner</text:p>
          </table:table-cell>
          <table:table-cell office:value-type="currency" office:value="39" table:style-name="ce5">
            <text:p>$39.00</text:p>
          </table:table-cell>
          <table:table-cell office:value-type="string" table:style-name="ce6">
            <text:p>Wood banner, painted with Resene Galliano, and cut into a banner shape and engraved. Inspirational and gorgeous home decor item. Approx 13 x 18cm diameter. Twine for hanging.</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yellowkidsbanner.jpg</text:p>
          </table:table-cell>
          <table:table-cell table:number-columns-repeated="16376"/>
        </table:table-row>
        <table:table-row table:style-name="ro3">
          <table:table-cell office:value-type="string" table:style-name="ce2">
            <text:p>Be Bold Banner</text:p>
          </table:table-cell>
          <table:table-cell office:value-type="currency" office:value="39" table:style-name="ce5">
            <text:p>$39.00</text:p>
          </table:table-cell>
          <table:table-cell office:value-type="string" table:style-name="ce6">
            <text:p>Wood banner, painted, cut and engraved into a flag shape and engraved.Inspirational and quirky home decor item. Approx 17 x 14 cm. Twine for hanging.</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boldbanner.jpg</text:p>
          </table:table-cell>
          <table:table-cell table:number-columns-repeated="16376"/>
        </table:table-row>
        <table:table-row table:style-name="ro3">
          <table:table-cell office:value-type="string" table:style-name="ce2">
            <text:p>It gets better with Coffee Banner</text:p>
          </table:table-cell>
          <table:table-cell office:value-type="currency" office:value="39" table:style-name="ce5">
            <text:p>$39.00</text:p>
          </table:table-cell>
          <table:table-cell office:value-type="string" table:style-name="ce6">
            <text:p>Wood banner, painted with Resene Jaguar, and cut into a banner shape and engraved.Inspirational and gorgeous home decor item. Approx 13 x 19 cm diameter. Twine for hanging</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coffeebanner.jpg</text:p>
          </table:table-cell>
          <table:table-cell table:number-columns-repeated="16376"/>
        </table:table-row>
        <table:table-row table:style-name="ro3">
          <table:table-cell office:value-type="string" table:style-name="ce2">
            <text:p>Day Mountain Pendant</text:p>
          </table:table-cell>
          <table:table-cell office:value-type="currency" office:value="42" table:style-name="ce5">
            <text:p>$42.00</text:p>
          </table:table-cell>
          <table:table-cell office:value-type="string" table:style-name="ce6">
            <text:p>Pendants are perfect for dress or casual. Add a splash of colour to a black outfit. Comes in 2 sizes. Hand-painted. Adjustable length chain to suit any neckline. 30 x 30 mm wooden oval face. Hand-painted. Hand-made. Reminiscent of New Zealand's Mountain Ranges during the day (also see the night mountain pendant) Aqua colour as per pic.Bronze backing. Nickel and Lead Free Chain. 80cm fully adjustable chain. Comes packaged in a Kraft gift box.</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mountainpendant.jpg</text:p>
          </table:table-cell>
          <table:table-cell table:number-columns-repeated="16376"/>
        </table:table-row>
        <table:table-row table:style-name="ro3">
          <table:table-cell office:value-type="string" table:style-name="ce2">
            <text:p>NZ Natural Pendant</text:p>
          </table:table-cell>
          <table:table-cell office:value-type="currency" office:value="42" table:style-name="ce5">
            <text:p>$42.00</text:p>
          </table:table-cell>
          <table:table-cell office:value-type="string" table:style-name="ce6">
            <text:p>30 x 40 mm oval face. Hand-painted. Hand-made. NZ design. Natural Rimu Wood. Bronze backing. Nickel and Lead free. 80cm fully adjustable chain.</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nzpendant.jpg</text:p>
          </table:table-cell>
          <table:table-cell table:number-columns-repeated="16376"/>
        </table:table-row>
        <table:table-row table:style-name="ro3">
          <table:table-cell office:value-type="string" table:style-name="ce2">
            <text:p>Rimu Stag Ring</text:p>
          </table:table-cell>
          <table:table-cell office:value-type="currency" office:value="28" table:style-name="ce5">
            <text:p>$28.00</text:p>
          </table:table-cell>
          <table:table-cell office:value-type="string" table:style-name="ce6">
            <text:p>25mm diameter. Hand-painted wood face. RIMU. Stag Design. Fully adjustable ring (will go smaller or larger). Nickel-free Stainless Steel Bronze Coated.</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stagring.jpg</text:p>
          </table:table-cell>
          <table:table-cell table:number-columns-repeated="16376"/>
        </table:table-row>
        <table:table-row table:style-name="ro3">
          <table:table-cell office:value-type="string" table:style-name="ce2">
            <text:p>Tiny Red Mountain Studs</text:p>
          </table:table-cell>
          <table:table-cell office:value-type="currency" office:value="29" table:style-name="ce5">
            <text:p>$29.00</text:p>
          </table:table-cell>
          <table:table-cell office:value-type="string" table:style-name="ce6">
            <text:p>Tiny, neat and charming.5mm diameter each earring approx. Rimu wood engraved with mountain design. Hand-painted in red. Surgical stainless steel backs. Gorgeous subtle little earrings for everyday wear.</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redstuds.jpg</text:p>
          </table:table-cell>
          <table:table-cell table:number-columns-repeated="16376"/>
        </table:table-row>
        <table:table-row table:style-name="ro3">
          <table:table-cell office:value-type="string" table:style-name="ce2">
            <text:p>Yellow Hanging diamonds</text:p>
          </table:table-cell>
          <table:table-cell office:value-type="currency" office:value="34" table:style-name="ce5">
            <text:p>$34.00</text:p>
          </table:table-cell>
          <table:table-cell office:value-type="string" table:style-name="ce6">
            <text:p>Beautiful hanging hand-painted wood diamond shaped earrings. Perfect for casual or dress up for a night out. Approx 25mm long, 10mm wide. Wood engraved and hand-painted in yellow. Rimu wood. Nickel-free for sensitive ears.</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yellowdiamonds.jpg</text:p>
          </table:table-cell>
          <table:table-cell table:number-columns-repeated="16376"/>
        </table:table-row>
        <table:table-row table:style-name="ro3">
          <table:table-cell office:value-type="string" table:style-name="ce2">
            <text:p>Aqua Bird Ring</text:p>
          </table:table-cell>
          <table:table-cell office:value-type="currency" office:value="28" table:style-name="ce5">
            <text:p>$28.00</text:p>
          </table:table-cell>
          <table:table-cell office:value-type="string" table:style-name="ce6">
            <text:p>20 x 27 mm. Hand-painted wood face. Aqua colour. Bird Design. Fully adjustable ring (will go smaller or larger). Nickel-free Stainless Steel Bronze Coated.</text:p>
          </table:table-cell>
          <table:table-cell table:style-name="ce1"/>
          <table:table-cell office:value-type="string" table:style-name="ce2">
            <text:p>JHD</text:p>
          </table:table-cell>
          <table:table-cell office:value-type="string" table:style-name="ce2">
            <text:p>juliahuyserdesign@gmail.com</text:p>
          </table:table-cell>
          <table:table-cell office:value-type="string" table:style-name="ce2">
            <text:p>04 2316758</text:p>
          </table:table-cell>
          <table:table-cell office:value-type="string" table:style-name="ce2">
            <text:p>birdring.jpg</text:p>
          </table:table-cell>
          <table:table-cell table:number-columns-repeated="16376"/>
        </table:table-row>
        <table:table-row table:style-name="ro3">
          <table:table-cell office:value-type="string" table:style-name="ce2">
            <text:p>PARALYMPISC NZ ATHLETIC BLACK UNISEX ZIP HOOD</text:p>
          </table:table-cell>
          <table:table-cell office:value-type="currency" office:value="69" table:style-name="ce5">
            <text:p>$69.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hood_unisex-back.jpg</text:p>
          </table:table-cell>
          <table:table-cell table:number-columns-repeated="16376"/>
        </table:table-row>
        <table:table-row table:style-name="ro3">
          <table:table-cell office:value-type="string" table:style-name="ce2">
            <text:p>PARALYMPISC NZ ATHLETIC BLACK UNISEX ZIP HOOD</text:p>
          </table:table-cell>
          <table:table-cell office:value-type="currency" office:value="69" table:style-name="ce5">
            <text:p>$69.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hood_unisex-back.jpg</text:p>
          </table:table-cell>
          <table:table-cell table:number-columns-repeated="16376"/>
        </table:table-row>
        <table:table-row table:style-name="ro3">
          <table:table-cell office:value-type="string" table:style-name="ce2">
            <text:p>PARALYMPISC NZ ATHLETIC BLACK UNISEX ZIP HOOD</text:p>
          </table:table-cell>
          <table:table-cell office:value-type="currency" office:value="69" table:style-name="ce5">
            <text:p>$69.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hood_unisex-back.jpg</text:p>
          </table:table-cell>
          <table:table-cell table:number-columns-repeated="16376"/>
        </table:table-row>
        <table:table-row table:style-name="ro3">
          <table:table-cell office:value-type="string" table:style-name="ce2">
            <text:p>PARALYMPISC NZ ATHLETIC BLACK UNISEX ZIP HOOD</text:p>
          </table:table-cell>
          <table:table-cell office:value-type="currency" office:value="69" table:style-name="ce5">
            <text:p>$69.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hood_unisex-back.jpg</text:p>
          </table:table-cell>
          <table:table-cell table:number-columns-repeated="16376"/>
        </table:table-row>
        <table:table-row table:style-name="ro3">
          <table:table-cell office:value-type="string" table:style-name="ce2">
            <text:p>NZ OLYMPIC TEAM GOLDIE MENS BLACK SINGLET</text:p>
          </table:table-cell>
          <table:table-cell office:value-type="currency" office:value="35" table:style-name="ce5">
            <text:p>$35.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nzot-goldie_blk_singlet_mens-back.jpg</text:p>
          </table:table-cell>
          <table:table-cell table:number-columns-repeated="16376"/>
        </table:table-row>
        <table:table-row table:style-name="ro3">
          <table:table-cell office:value-type="string" table:style-name="ce2">
            <text:p>NZ OLYMPIC TEAM GOLDIE MENS BLACK SINGLET</text:p>
          </table:table-cell>
          <table:table-cell office:value-type="currency" office:value="35" table:style-name="ce5">
            <text:p>$35.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nzot-goldie_blk_singlet_mens-back.jpg</text:p>
          </table:table-cell>
          <table:table-cell table:number-columns-repeated="16376"/>
        </table:table-row>
        <table:table-row table:style-name="ro3">
          <table:table-cell office:value-type="string" table:style-name="ce2">
            <text:p>NZ OLYMPIC TEAM GOLDIE MENS BLACK SINGLET</text:p>
          </table:table-cell>
          <table:table-cell office:value-type="currency" office:value="35" table:style-name="ce5">
            <text:p>$35.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nzot-goldie_blk_singlet_mens-back.jpg</text:p>
          </table:table-cell>
          <table:table-cell table:number-columns-repeated="16376"/>
        </table:table-row>
        <table:table-row table:style-name="ro3">
          <table:table-cell office:value-type="string" table:style-name="ce2">
            <text:p>NZ OLYMPIC TEAM GOLDIE MENS BLACK SINGLET</text:p>
          </table:table-cell>
          <table:table-cell office:value-type="currency" office:value="35" table:style-name="ce5">
            <text:p>$35.00</text:p>
          </table:table-cell>
          <table:table-cell office:value-type="string" table:style-name="ce6">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nzot-goldie_blk_singlet_mens-back.jpg</text:p>
          </table:table-cell>
          <table:table-cell table:number-columns-repeated="16376"/>
        </table:table-row>
        <table:table-row table:style-name="ro3">
          <table:table-cell office:value-type="string" table:style-name="ce2">
            <text:p>PARALYMPICS NZ ATHLETIC MENS BLACK SINGLET</text:p>
          </table:table-cell>
          <table:table-cell office:value-type="currency" office:value="35" table:style-name="ce5">
            <text:p>$35.00</text:p>
          </table:table-cell>
          <table:table-cell office:value-type="string" table:style-name="ce6">
            <text:p>Paralympics New Zealand have launched their official Mr Vintage supporters range for the Rio 2016 Paralympic Games.</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singlet_mens.jpg</text:p>
          </table:table-cell>
          <table:table-cell table:number-columns-repeated="16376"/>
        </table:table-row>
        <table:table-row table:style-name="ro3">
          <table:table-cell office:value-type="string" table:style-name="ce2">
            <text:p>PARALYMPICS NZ ATHLETIC MENS BLACK SINGLET</text:p>
          </table:table-cell>
          <table:table-cell office:value-type="currency" office:value="35" table:style-name="ce5">
            <text:p>$35.00</text:p>
          </table:table-cell>
          <table:table-cell office:value-type="string" table:style-name="ce6">
            <text:p>Paralympics New Zealand have launched their official Mr Vintage supporters range for the Rio 2016 Paralympic Games.</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singlet_mens.jpg</text:p>
          </table:table-cell>
          <table:table-cell table:number-columns-repeated="16376"/>
        </table:table-row>
        <table:table-row table:style-name="ro3">
          <table:table-cell office:value-type="string" table:style-name="ce2">
            <text:p>PARALYMPICS NZ ATHLETIC MENS BLACK SINGLET</text:p>
          </table:table-cell>
          <table:table-cell office:value-type="currency" office:value="35" table:style-name="ce5">
            <text:p>$35.00</text:p>
          </table:table-cell>
          <table:table-cell office:value-type="string" table:style-name="ce6">
            <text:p>Paralympics New Zealand have launched their official Mr Vintage supporters range for the Rio 2016 Paralympic Games.</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singlet_mens.jpg</text:p>
          </table:table-cell>
          <table:table-cell table:number-columns-repeated="16376"/>
        </table:table-row>
        <table:table-row table:style-name="ro3">
          <table:table-cell office:value-type="string" table:style-name="ce2">
            <text:p>PARALYMPICS NZ ATHLETIC MENS BLACK SINGLET</text:p>
          </table:table-cell>
          <table:table-cell office:value-type="currency" office:value="35" table:style-name="ce5">
            <text:p>$35.00</text:p>
          </table:table-cell>
          <table:table-cell office:value-type="string" table:style-name="ce6">
            <text:p>Paralympics New Zealand have launched their official Mr Vintage supporters range for the Rio 2016 Paralympic Games.</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para-athletic_blk_singlet_mens.jpg</text:p>
          </table:table-cell>
          <table:table-cell table:number-columns-repeated="16376"/>
        </table:table-row>
        <table:table-row table:style-name="ro3">
          <table:table-cell office:value-type="string" table:style-name="ce2">
            <text:p>BUGGER MENS BLACK TSHIRT</text:p>
          </table:table-cell>
          <table:table-cell office:value-type="currency" office:value="40" table:style-name="ce5">
            <text:p>$40.00</text:p>
          </table:table-cell>
          <table:table-cell office:value-type="string" table:style-name="ce6">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gger_blk_tee_mens.jpg</text:p>
          </table:table-cell>
          <table:table-cell table:number-columns-repeated="16376"/>
        </table:table-row>
        <table:table-row table:style-name="ro3">
          <table:table-cell office:value-type="string" table:style-name="ce2">
            <text:p>BUGGER MENS BLACK TSHIRT</text:p>
          </table:table-cell>
          <table:table-cell office:value-type="currency" office:value="40" table:style-name="ce5">
            <text:p>$40.00</text:p>
          </table:table-cell>
          <table:table-cell office:value-type="string" table:style-name="ce6">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gger_blk_tee_mens.jpg</text:p>
          </table:table-cell>
          <table:table-cell table:number-columns-repeated="16376"/>
        </table:table-row>
        <table:table-row table:style-name="ro3">
          <table:table-cell office:value-type="string" table:style-name="ce2">
            <text:p>BUGGER MENS BLACK TSHIRT</text:p>
          </table:table-cell>
          <table:table-cell office:value-type="currency" office:value="40" table:style-name="ce5">
            <text:p>$40.00</text:p>
          </table:table-cell>
          <table:table-cell office:value-type="string" table:style-name="ce6">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gger_blk_tee_mens.jpg</text:p>
          </table:table-cell>
          <table:table-cell table:number-columns-repeated="16376"/>
        </table:table-row>
        <table:table-row table:style-name="ro3">
          <table:table-cell office:value-type="string" table:style-name="ce2">
            <text:p>BUGGER MENS BLACK TSHIRT</text:p>
          </table:table-cell>
          <table:table-cell office:value-type="currency" office:value="40" table:style-name="ce5">
            <text:p>$40.00</text:p>
          </table:table-cell>
          <table:table-cell office:value-type="string" table:style-name="ce6">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gger_blk_tee_mens.jpg</text:p>
          </table:table-cell>
          <table:table-cell table:number-columns-repeated="16376"/>
        </table:table-row>
        <table:table-row table:style-name="ro3">
          <table:table-cell office:value-type="string" table:style-name="ce2">
            <text:p>BURGER QUEEN WOMENS PEACH T-SHIRT</text:p>
          </table:table-cell>
          <table:table-cell office:value-type="currency" office:value="40" table:style-name="ce5">
            <text:p>$40.00</text:p>
          </table:table-cell>
          <table:table-cell office:value-type="string" table:style-name="ce6">
            <text:p>Our women’s tees are 100% cotton and pre-shrunk to minimise shrinkage, tailored to fit your NZ body. You also now have no reason to say you’ve got “nothing to wear”. This is what you’ll wear</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rgerqueen_water_tee_womens-main.jpg</text:p>
          </table:table-cell>
          <table:table-cell table:number-columns-repeated="16376"/>
        </table:table-row>
        <table:table-row table:style-name="ro3">
          <table:table-cell office:value-type="string" table:style-name="ce2">
            <text:p>BURGER QUEEN WOMENS PEACH T-SHIRT</text:p>
          </table:table-cell>
          <table:table-cell office:value-type="currency" office:value="40" table:style-name="ce5">
            <text:p>$40.00</text:p>
          </table:table-cell>
          <table:table-cell office:value-type="string" table:style-name="ce6">
            <text:p>Our women’s tees are 100% cotton and pre-shrunk to minimise shrinkage, tailored to fit your NZ body. You also now have no reason to say you’ve got “nothing to wear”. This is what you’ll wear</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rgerqueen_water_tee_womens-main.jpg</text:p>
          </table:table-cell>
          <table:table-cell table:number-columns-repeated="16376"/>
        </table:table-row>
        <table:table-row table:style-name="ro3">
          <table:table-cell office:value-type="string" table:style-name="ce2">
            <text:p>BURGER QUEEN WOMENS PEACH T-SHIRT</text:p>
          </table:table-cell>
          <table:table-cell office:value-type="currency" office:value="40" table:style-name="ce5">
            <text:p>$40.00</text:p>
          </table:table-cell>
          <table:table-cell office:value-type="string" table:style-name="ce6">
            <text:p>Our women’s tees are 100% cotton and pre-shrunk to minimise shrinkage, tailored to fit your NZ body. You also now have no reason to say you’ve got “nothing to wear”. This is what you’ll wear</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rgerqueen_water_tee_womens-main.jpg</text:p>
          </table:table-cell>
          <table:table-cell table:number-columns-repeated="16376"/>
        </table:table-row>
        <table:table-row table:style-name="ro3">
          <table:table-cell office:value-type="string" table:style-name="ce2">
            <text:p>BURGER QUEEN WOMENS PEACH T-SHIRT</text:p>
          </table:table-cell>
          <table:table-cell office:value-type="currency" office:value="40" table:style-name="ce5">
            <text:p>$40.00</text:p>
          </table:table-cell>
          <table:table-cell office:value-type="string" table:style-name="ce6">
            <text:p>Our women’s tees are 100% cotton and pre-shrunk to minimise shrinkage, tailored to fit your NZ body. You also now have no reason to say you’ve got “nothing to wear”. This is what you’ll wear</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burgerqueen_water_tee_womens-main.jpg</text:p>
          </table:table-cell>
          <table:table-cell table:number-columns-repeated="16376"/>
        </table:table-row>
        <table:table-row table:style-name="ro3">
          <table:table-cell office:value-type="string" table:style-name="ce2">
            <text:p>TUI LOVE UNISEX GRAPHITE HOOD</text:p>
          </table:table-cell>
          <table:table-cell office:value-type="currency" office:value="89" table:style-name="ce5">
            <text:p>$89.00</text:p>
          </table:table-cell>
          <table:table-cell office:value-type="string" table:style-name="ce6">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 THESE HOODS ARE IN FACT UNISEX SIZING, SO BE SURE TO HAVE A WEE LOOK AT THE SIZE MEASUREMENTS AND MATCH ACCORDINGLY FOR WOMEN XXS= SIZE 8, XSM = SIZE 10, SML= 12, MED= 14, LRG= 16 XLG=18, 2XL=20</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lh-tuilove_ash_hood_womens.jpg</text:p>
          </table:table-cell>
          <table:table-cell table:number-columns-repeated="16376"/>
        </table:table-row>
        <table:table-row table:style-name="ro4">
          <table:table-cell office:value-type="string" table:style-name="ce2">
            <text:p>TUI LOVE UNISEX GRAPHITE HOOD</text:p>
          </table:table-cell>
          <table:table-cell office:value-type="currency" office:value="89" table:style-name="ce5">
            <text:p>$89.00</text:p>
          </table:table-cell>
          <table:table-cell office:value-type="string" table:style-name="ce6">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 THESE HOODS ARE IN FACT UNISEX SIZING, SO BE SURE TO HAVE A WEE LOOK AT THE SIZE MEASUREMENTS AND MATCH ACCORDINGLY FOR WOMEN XXS= SIZE 8, XSM = SIZE 10, SML= 12, MED= 14, LRG= 16 XLG=18, 2XL=20</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lh-tuilove_ash_hood_womens.jpg</text:p>
          </table:table-cell>
          <table:table-cell table:number-columns-repeated="16376"/>
        </table:table-row>
        <table:table-row table:style-name="ro4">
          <table:table-cell office:value-type="string" table:style-name="ce2">
            <text:p>TUI LOVE UNISEX GRAPHITE HOOD</text:p>
          </table:table-cell>
          <table:table-cell office:value-type="currency" office:value="89" table:style-name="ce5">
            <text:p>$89.00</text:p>
          </table:table-cell>
          <table:table-cell office:value-type="string" table:style-name="ce6">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 THESE HOODS ARE IN FACT UNISEX SIZING, SO BE SURE TO HAVE A WEE LOOK AT THE SIZE MEASUREMENTS AND MATCH ACCORDINGLY FOR WOMEN XXS= SIZE 8, XSM = SIZE 10, SML= 12, MED= 14, LRG= 16 XLG=18, 2XL=20</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lh-tuilove_ash_hood_womens.jpg</text:p>
          </table:table-cell>
          <table:table-cell table:number-columns-repeated="16376"/>
        </table:table-row>
        <table:table-row table:style-name="ro4">
          <table:table-cell office:value-type="string" table:style-name="ce2">
            <text:p>TUI LOVE UNISEX GRAPHITE HOOD</text:p>
          </table:table-cell>
          <table:table-cell office:value-type="currency" office:value="89" table:style-name="ce5">
            <text:p>$89.00</text:p>
          </table:table-cell>
          <table:table-cell office:value-type="string" table:style-name="ce6">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 THESE HOODS ARE IN FACT UNISEX SIZING, SO BE SURE TO HAVE A WEE LOOK AT THE SIZE MEASUREMENTS AND MATCH ACCORDINGLY FOR WOMEN XXS= SIZE 8, XSM = SIZE 10, SML= 12, MED= 14, LRG= 16 XLG=18, 2XL=20</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lh-tuilove_ash_hood_womens.jpg</text:p>
          </table:table-cell>
          <table:table-cell table:number-columns-repeated="16376"/>
        </table:table-row>
        <table:table-row table:style-name="ro5">
          <table:table-cell office:value-type="string" table:style-name="ce2">
            <text:p>EP: SUGAR SKULL WOMEN'S SCOOP</text:p>
          </table:table-cell>
          <table:table-cell office:value-type="currency" office:value="40" table:style-name="ce5">
            <text:p>$40.00</text:p>
          </table:table-cell>
          <table:table-cell office:value-type="string" table:style-name="ce6">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edium. Every piece she creates tells a story.</text:p>
          </table:table-cell>
          <table:table-cell office:value-type="string" table:style-name="ce2">
            <text:p>Small</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epss-34.jpg</text:p>
          </table:table-cell>
          <table:table-cell table:number-columns-repeated="16376"/>
        </table:table-row>
        <table:table-row table:style-name="ro5">
          <table:table-cell office:value-type="string" table:style-name="ce2">
            <text:p>EP: SUGAR SKULL WOMEN'S SCOOP</text:p>
          </table:table-cell>
          <table:table-cell office:value-type="currency" office:value="40" table:style-name="ce5">
            <text:p>$40.00</text:p>
          </table:table-cell>
          <table:table-cell office:value-type="string" table:style-name="ce6">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edium. Every piece she creates tells a story.</text:p>
          </table:table-cell>
          <table:table-cell office:value-type="string" table:style-name="ce2">
            <text:p>Medium</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epss-35.jpg</text:p>
          </table:table-cell>
          <table:table-cell table:number-columns-repeated="16376"/>
        </table:table-row>
        <table:table-row table:style-name="ro5">
          <table:table-cell office:value-type="string" table:style-name="ce2">
            <text:p>EP: SUGAR SKULL WOMEN'S SCOOP</text:p>
          </table:table-cell>
          <table:table-cell office:value-type="currency" office:value="40" table:style-name="ce5">
            <text:p>$40.00</text:p>
          </table:table-cell>
          <table:table-cell office:value-type="string" table:style-name="ce6">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edium. Every piece she creates tells a story.</text:p>
          </table:table-cell>
          <table:table-cell office:value-type="string" table:style-name="ce2">
            <text:p>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epss-36.jpg</text:p>
          </table:table-cell>
          <table:table-cell table:number-columns-repeated="16376"/>
        </table:table-row>
        <table:table-row table:style-name="ro5">
          <table:table-cell office:value-type="string" table:style-name="ce2">
            <text:p>EP: SUGAR SKULL WOMEN'S SCOOP</text:p>
          </table:table-cell>
          <table:table-cell office:value-type="currency" office:value="40" table:style-name="ce5">
            <text:p>$40.00</text:p>
          </table:table-cell>
          <table:table-cell office:value-type="string" table:style-name="ce6">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edium. Every piece she creates tells a story.</text:p>
          </table:table-cell>
          <table:table-cell office:value-type="string" table:style-name="ce2">
            <text:p>Extra Large</text:p>
          </table:table-cell>
          <table:table-cell office:value-type="string" table:style-name="ce2">
            <text:p>Mr Vintage</text:p>
          </table:table-cell>
          <table:table-cell office:value-type="string" table:style-name="ce2">
            <text:p>HELP@MRVINTAGE.CO.NZ</text:p>
          </table:table-cell>
          <table:table-cell office:value-type="string" table:style-name="ce2">
            <text:p>(09) 300 6225</text:p>
          </table:table-cell>
          <table:table-cell office:value-type="string" table:style-name="ce2">
            <text:p>epss-37.jpg</text:p>
          </table:table-cell>
          <table:table-cell table:number-columns-repeated="16376"/>
        </table:table-row>
        <table:table-row table:style-name="ro6">
          <table:table-cell office:value-type="string" table:style-name="ce2">
            <text:p>Wooden Sunnies</text:p>
          </table:table-cell>
          <table:table-cell office:value-type="currency" office:value="39" table:style-name="ce5">
            <text:p>$39.00</text:p>
          </table:table-cell>
          <table:table-cell office:value-type="string" table:style-name="ce6">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table-cell office:value-type="string" table:style-name="ce2">
            <text:p>Blue</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bluesunnies.jpg</text:p>
          </table:table-cell>
          <table:table-cell table:number-columns-repeated="16376"/>
        </table:table-row>
        <table:table-row table:style-name="ro6">
          <table:table-cell office:value-type="string" table:style-name="ce2">
            <text:p>Wooden Sunnies</text:p>
          </table:table-cell>
          <table:table-cell office:value-type="currency" office:value="39" table:style-name="ce5">
            <text:p>$39.00</text:p>
          </table:table-cell>
          <table:table-cell office:value-type="string" table:style-name="ce6">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table-cell office:value-type="string" table:style-name="ce2">
            <text:p>Green</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greensunnies.jpg</text:p>
          </table:table-cell>
          <table:table-cell table:number-columns-repeated="16376"/>
        </table:table-row>
        <table:table-row table:style-name="ro6">
          <table:table-cell office:value-type="string" table:style-name="ce2">
            <text:p>Wooden Sunnies</text:p>
          </table:table-cell>
          <table:table-cell office:value-type="currency" office:value="39" table:style-name="ce5">
            <text:p>$39.00</text:p>
          </table:table-cell>
          <table:table-cell office:value-type="string" table:style-name="ce6">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table-cell office:value-type="string" table:style-name="ce2">
            <text:p>Red</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redsunnies.jpg</text:p>
          </table:table-cell>
          <table:table-cell table:number-columns-repeated="16376"/>
        </table:table-row>
        <table:table-row table:style-name="ro6">
          <table:table-cell office:value-type="string" table:style-name="ce2">
            <text:p>Paddle</text:p>
          </table:table-cell>
          <table:table-cell office:value-type="currency" office:value="59" table:style-name="ce5">
            <text:p>$59.00</text:p>
          </table:table-cell>
          <table:table-cell office:value-type="string" table:style-name="ce6">
            <text:p>For the guys and gals who just want to paddle along and enjoy life. Beautifully finished and sporting our attractive Beech Palm Grip, this rugged paddle satisfies the needs of strong paddlers from fishermen to white water rafters. Made in New Zealand.</text:p>
          </table:table-cell>
          <table:table-cell office:value-type="string" table:style-name="ce2">
            <text:p>Yellow</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yellowpaddle.jpg</text:p>
          </table:table-cell>
          <table:table-cell table:number-columns-repeated="16376"/>
        </table:table-row>
        <table:table-row table:style-name="ro6">
          <table:table-cell office:value-type="string" table:style-name="ce2">
            <text:p>Paddle</text:p>
          </table:table-cell>
          <table:table-cell office:value-type="currency" office:value="59" table:style-name="ce5">
            <text:p>$59.00</text:p>
          </table:table-cell>
          <table:table-cell office:value-type="string" table:style-name="ce6">
            <text:p>For the guys and gals who just want to paddle along and enjoy life. Beautifully finished and sporting our attractive Beech Palm Grip, this rugged paddle satisfies the needs of strong paddlers from fishermen to white water rafters. Made in New Zealand.</text:p>
          </table:table-cell>
          <table:table-cell office:value-type="string" table:style-name="ce2">
            <text:p>Blue</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bluepaddle.jpg</text:p>
          </table:table-cell>
          <table:table-cell table:number-columns-repeated="16376"/>
        </table:table-row>
        <table:table-row table:style-name="ro6">
          <table:table-cell office:value-type="string" table:style-name="ce2">
            <text:p>Paddle</text:p>
          </table:table-cell>
          <table:table-cell office:value-type="currency" office:value="59" table:style-name="ce5">
            <text:p>$59.00</text:p>
          </table:table-cell>
          <table:table-cell office:value-type="string" table:style-name="ce6">
            <text:p>For the guys and gals who just want to paddle along and enjoy life. Beautifully finished and sporting our attractive Beech Palm Grip, this rugged paddle satisfies the needs of strong paddlers from fishermen to white water rafters. Made in New Zealand.</text:p>
          </table:table-cell>
          <table:table-cell office:value-type="string" table:style-name="ce2">
            <text:p>Green</text:p>
          </table:table-cell>
          <table:table-cell office:value-type="string" table:style-name="ce2">
            <text:p>Moana Road</text:p>
          </table:table-cell>
          <table:table-cell office:value-type="string" table:style-name="ce2">
            <text:p>paul@moanaroad.co.nz</text:p>
          </table:table-cell>
          <table:table-cell office:value-type="string" table:style-name="ce2">
            <text:p>021 822 505</text:p>
          </table:table-cell>
          <table:table-cell office:value-type="string" table:style-name="ce2">
            <text:p>greenpaddle.jpg</text:p>
          </table:table-cell>
          <table:table-cell table:number-columns-repeated="16376"/>
        </table:table-row>
        <table:table-row table:number-rows-repeated="4" table:style-name="ro7">
          <table:table-cell table:number-columns-repeated="2" table:style-name="ce1"/>
          <table:table-cell table:style-name="ce7"/>
          <table:table-cell table:number-columns-repeated="16381" table:style-name="ce1"/>
        </table:table-row>
        <table:table-row table:number-rows-repeated="953" table:style-name="ro7">
          <table:table-cell table:number-columns-repeated="2"/>
          <table:table-cell table:style-name="ce7"/>
          <table:table-cell table:number-columns-repeated="16381"/>
        </table:table-row>
        <table:table-row table:number-rows-repeated="1047575"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
      <number:currency-symbol>$</number:currency-symbol>
      <number:number number:decimal-places="2" number:min-integer-digits="1" number:grouping="true"/>
    </number:currency-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827</meta:generator>
    <dc:creator>Jack Hawinkels</dc:creator>
    <meta:creation-date>2020-06-10T21:56:13Z</meta:creation-date>
    <dc:date>2020-06-10T21:56:13Z</dc:date>
  </office:meta>
</office:document-meta>
</file>